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2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4" style:family="text">
      <style:text-properties fo:text-transform="uppercase" style:font-size-complex="14pt"/>
    </style:style>
    <style:style style:name="T5" style:family="text">
      <style:text-properties fo:text-transform="uppercase" style:font-weight-complex="normal"/>
    </style:style>
    <style:style style:name="T6" style:family="text">
      <style:text-properties fo:text-transform="uppercase" fo:color="#ff0000" fo:font-size="14pt" style:font-size-asian="14pt" style:font-size-complex="14pt" style:font-weight-complex="normal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color="#ff0000"/>
    </style:style>
    <style:style style:name="T11" style:family="text">
      <style:text-properties fo:color="#ff0000" fo:font-size="14pt" fo:font-weight="bold" style:font-size-asian="14pt" style:font-weight-asian="bold" style:font-size-complex="14pt"/>
    </style:style>
    <style:style style:name="T12" style:family="text">
      <style:text-properties fo:color="#ff0000" fo:font-size="14pt" fo:font-weight="bold" officeooo:rsid="00053e6b" style:font-size-asian="14pt" style:font-weight-asian="bold" style:font-size-complex="14pt"/>
    </style:style>
    <style:style style:name="T13" style:family="text">
      <style:text-properties fo:color="#ff0000" fo:font-size="14pt" style:font-size-asian="14pt" style:font-size-complex="14pt"/>
    </style:style>
    <style:style style:name="T14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font-weight="bold" officeooo:rsid="00053e6b" style:font-size-asian="14pt" style:font-weight-asian="bold" style:font-size-complex="14pt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9">Кафедра </text:span><text:span text:style-name="T11">Название кафедры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18"><text:span text:style-name="Название_20_книги"><text:span text:style-name="T4">отчет</text:span></text:span></text:p>
      <text:p text:style-name="P3"><text:span text:style-name="T9">по лабораторной работе</text:span><text:span text:style-name="T11"> </text:span><text:span text:style-name="T15">№</text:span><text:span text:style-name="T16">1</text:span></text:p>
      <text:p text:style-name="P3"><text:span text:style-name="T9">по дисциплине </text:span><text:span text:style-name="T15">«</text:span><text:span text:style-name="T11">Наименование дисциплины</text:span><text:span text:style-name="T15">»</text:span></text:p>
      <text:p text:style-name="P3"><text:span text:style-name="Название_20_книги"><text:span text:style-name="T17">Тема: </text:span></text:span><text:span text:style-name="Название_20_книги"><text:span text:style-name="T18">Наименование темы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8">Студент</text:span><text:span text:style-name="T13">(ка)</text:span><text:span text:style-name="T8"> гр. </text:span><text:span text:style-name="T13">0000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Иванов И.И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Иванов И.И.</text:p>
          </table:table-cell>
        </table:table-row>
      </table:table>
      <text:p text:style-name="P8"/>
      <text:p text:style-name="P8"/>
      <text:p text:style-name="P8">Санкт-Петербург</text:p>
      <text:p text:style-name="P10">2015</text:p>
      <text:p text:style-name="P11"><text:span text:style-name="T9">Цель работы.</text:span></text:p>
      <text:p text:style-name="P14">Приводится цель работы в соответствии с методическими указаниями.</text:p>
      <text:p text:style-name="P15"/>
      <text:p text:style-name="P13">Основные теоретические положения.</text:p>
      <text:p text:style-name="P12"><text:span text:style-name="T13">Раздел выполняется в соответствии с указаниями преподавателя.</text:span></text:p>
      <text:p text:style-name="P12"><text:span text:style-name="T13">В разделе может быть приведено описание исследуемых физических явлений (с иллюстрациями), основные теоретические положения (в том числе – математический аппарат, описывающий исследуемые явления), схемы измерений, сведения об используемом при проведении работы лабораторном оборудовании.</text:span></text:p>
      <text:p text:style-name="P14"/>
      <text:p text:style-name="P13">Экспериментальные результаты.</text:p>
      <text:p text:style-name="P12"><text:span text:style-name="T13">Приводятся экспериментальные данные, в том числе результаты моделирования (обычно в виде таблиц).</text:span></text:p>
      <text:p text:style-name="P15"/>
      <text:p text:style-name="P13">Обработка результатов эксперимента.</text:p>
      <text:p text:style-name="P14">Приводятся результаты обработки экспериментальных данных, результаты расчетов, графики полученных зависимостей, иные требуемые методическими указаниями данные.</text:p>
      <text:p text:style-name="P15"/>
      <text:p text:style-name="P13">Выводы.</text:p>
      <text:p text:style-name="P14">Оценивается степень соответствия полученных результатов расчетов и экспериментов с теоретическими данными. </text:p>
      <text:p text:style-name="P14">Дается объяснение полученных в ходе работы зависимостей и результатов.</text:p>
      <text:p text:style-name="P14"><text:bookmark text:name="_GoBack"/></text:p>
      <text:p text:style-name="P16">Студенты имеют право оформлять отчет как в рукописном варианте, так и использовать для оформления и печати ЭВМ и МФУ.</text:p>
      <text:p text:style-name="P19"><text:span text:style-name="Название_20_книги"><text:span text:style-name="T5">Протокол</text:span></text:span></text:p>
      <text:p text:style-name="P12"><text:span text:style-name="Название_20_книги"><text:span text:style-name="T6"/></text:span></text:p>
      <text:p text:style-name="P14">В протоколе приводятся результаты измерений, полученные в ходе выполнения экспериментальной части лабораторной работы.</text:p>
      <text:p text:style-name="P14">Объем данных, заносимых в протокол, определяется соответствующими методическими указаниями и преподавателем.</text:p>
      <text:p text:style-name="P14">Недопустимо заполнение протокола карандашом.</text:p>
      <text:p text:style-name="P12"><text:span text:style-name="T13">На протоколе должна быть подпись студента, выполнившего лабораторную работу (в случае, если работа выполнялась в составе бригады – всех членов бригады) и дата выполнения работы.</text:span></text:p>
      <text:p text:style-name="P14">По завершении выполнения лабораторной работы протокол подписывается преподавателе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3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15-11-10T19:52:00</meta:creation-date>
    <dc:date>2020-09-24T00:53:54.335691791</dc:date>
    <meta:print-date>2015-07-17T12:06:00</meta:print-date>
    <meta:editing-cycles>4</meta:editing-cycles>
    <meta:generator>LibreOffice/6.4.6.2$Linux_X86_64 LibreOffice_project/40$Build-2</meta:generator>
    <meta:editing-duration>PT2M36S</meta:editing-duration>
    <meta:document-statistic meta:table-count="1" meta:image-count="0" meta:object-count="0" meta:page-count="3" meta:paragraph-count="36" meta:word-count="222" meta:character-count="1928" meta:non-whitespace-character-count="1733"/>
  </office:meta>
</office:document-meta>
</file>